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1DE000000F7D84C44A054CBE94C.png" manifest:media-type="image/png"/>
  <manifest:file-entry manifest:full-path="Pictures/200000070000251100001327DD7FF8FCBC948F53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488cm" svg:height="4.902cm" svg:x="6.194cm" svg:y="12.686cm">
          <draw:image xlink:href="Pictures/200000070000251100001327DD7FF8FCBC948F53.svm" xlink:type="simple" xlink:show="embed" xlink:actuate="onLoad">
            <text:p/>
          </draw:image>
          <draw:image xlink:href="Pictures/10000200000001DE000000F7D84C44A054CBE94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1:48:28.645385564</meta:creation-date>
    <dc:date>2018-05-13T11:48:44.292519697</dc:date>
    <meta:editing-duration>PT1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